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.516cm"/>
    </style:style>
    <style:style style:name="gr2" style:family="graphic" style:parent-style-name="standard">
      <style:graphic-properties svg:stroke-color="#000000" draw:fill-color="#00cc33" draw:textarea-horizontal-align="justify" draw:textarea-vertical-align="middle" draw:auto-grow-height="false" fo:min-height="0.766cm" fo:min-width="0.51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.516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0.51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0.51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00cc33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334cm"/>
    </style:style>
    <style:style style:name="gr9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13cm"/>
    </style:style>
    <style:style style:name="gr11" style:family="graphic" style:parent-style-name="objectwithoutfill">
      <style:graphic-properties svg:stroke-width="0.035cm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4.83cm"/>
    </style:style>
    <style:style style:name="gr13" style:family="graphic" style:parent-style-name="standard">
      <style:graphic-properties draw:stroke="none" svg:stroke-color="#000000" draw:fill="none" draw:fill-color="#ffffff" fo:min-height="5.12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cc33"/>
      <style:paragraph-properties fo:text-align="center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1.397cm" svg:y="2.3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2.397cm" svg:y="2.3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3.397cm" svg:y="2.321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1.397cm" svg:y="4.321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2.397cm" svg:y="4.3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3.397cm" svg:y="4.321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1.397cm" svg:y="6.321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2.397cm" svg:y="6.321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3.397cm" svg:y="6.321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1.997cm" svg:y="2.321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2.997cm" svg:y="2.3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13.997cm" svg:y="2.321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1.997cm" svg:y="4.321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2.997cm" svg:y="4.3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13.997cm" svg:y="4.321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1.997cm" svg:y="6.321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12.997cm" svg:y="6.321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13.997cm" svg:y="6.321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.429cm" svg:y="10.233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2.429cm" svg:y="10.2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3.429cm" svg:y="10.233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.429cm" svg:y="12.233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2.429cm" svg:y="12.2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3.429cm" svg:y="12.233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.429cm" svg:y="14.233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2.429cm" svg:y="14.233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3.429cm" svg:y="14.233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4.429cm" svg:y="10.2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5.429cm" svg:y="10.233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4.429cm" svg:y="12.2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5.429cm" svg:y="12.233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4.429cm" svg:y="14.233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5.429cm" svg:y="14.233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7.529cm" svg:y="10.233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8.529cm" svg:y="10.2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9.529cm" svg:y="10.233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7.529cm" svg:y="12.233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8.529cm" svg:y="12.2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9.529cm" svg:y="12.233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7.529cm" svg:y="14.233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8.529cm" svg:y="14.233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9.529cm" svg:y="14.233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10.529cm" svg:y="10.233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10.529cm" svg:y="12.233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10.529cm" svg:y="14.233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1.529cm" svg:y="10.2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1.529cm" svg:y="12.2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11.529cm" svg:y="14.233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2.529cm" svg:y="10.233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2.529cm" svg:y="12.233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2.529cm" svg:y="14.233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1.429cm" svg:y="17.674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1.016cm" svg:x="2.429cm" svg:y="17.6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016cm" svg:height="1.016cm" svg:x="3.429cm" svg:y="17.674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1.429cm" svg:y="19.674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2.429cm" svg:y="19.6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3.429cm" svg:y="19.674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1.429cm" svg:y="21.674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2.429cm" svg:y="21.674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3.429cm" svg:y="21.674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1.016cm" svg:x="4.429cm" svg:y="17.6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5.429cm" svg:y="17.67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4.429cm" svg:y="19.6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5.429cm" svg:y="19.674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4.429cm" svg:y="21.674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5.429cm" svg:y="21.674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7.529cm" svg:y="17.674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1.016cm" svg:x="8.529cm" svg:y="17.6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016cm" svg:height="1.016cm" svg:x="9.529cm" svg:y="17.674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7.529cm" svg:y="19.674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8.529cm" svg:y="19.6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9.529cm" svg:y="19.674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7.529cm" svg:y="21.674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8.529cm" svg:y="21.674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9.529cm" svg:y="21.674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016cm" svg:height="1.016cm" svg:x="10.529cm" svg:y="17.674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0.529cm" svg:y="19.674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0.529cm" svg:y="21.674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1.016cm" svg:x="11.529cm" svg:y="17.6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1.529cm" svg:y="19.6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11.529cm" svg:y="21.674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12.529cm" svg:y="17.674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12.529cm" svg:y="19.674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12.529cm" svg:y="21.674cm">
          <text:p text:style-name="P2">X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6.731cm" svg:height="0.962cm" svg:x="0cm" svg:y="15.694cm">
          <draw:text-box>
            <text:p text:style-name="P4"><text:span text:style-name="T1">Edges to Center</text:span></text:p>
          </draw:text-box>
        </draw:frame>
        <draw:frame draw:style-name="gr7" draw:text-style-name="P5" draw:layer="layout" svg:width="6.731cm" svg:height="0.962cm" svg:x="0.001cm" svg:y="8.344cm">
          <draw:text-box>
            <text:p text:style-name="P4"><text:span text:style-name="T1">Center to Edges</text:span></text:p>
          </draw:text-box>
        </draw:frame>
        <draw:frame draw:style-name="gr7" draw:text-style-name="P5" draw:layer="layout" svg:width="6.731cm" svg:height="0.962cm" svg:x="0.002cm" svg:y="-0.095cm">
          <draw:text-box>
            <text:p text:style-name="P4"><text:span text:style-name="T1">Beginning to End</text:span></text:p>
          </draw:text-box>
        </draw:frame>
        <draw:frame draw:style-name="gr7" draw:text-style-name="P5" draw:layer="layout" svg:width="6.731cm" svg:height="0.962cm" svg:x="10.603cm" svg:y="-0.095cm">
          <draw:text-box>
            <text:p text:style-name="P4"><text:span text:style-name="T1">End to Beginning</text:span></text:p>
          </draw:text-box>
        </draw:frame>
        <draw:frame draw:style-name="gr8" draw:text-style-name="P7" draw:layer="layout" svg:width="1.778cm" svg:height="0.763cm" svg:x="1.13cm" svg:y="1.229cm">
          <draw:text-box>
            <text:p text:style-name="P6"><text:span text:style-name="T2">index</text:span></text:p>
          </draw:text-box>
        </draw:frame>
        <draw:line draw:style-name="gr9" draw:text-style-name="P8" draw:layer="layout" svg:x1="1.905cm" svg:y1="1.713cm" svg:x2="1.905cm" svg:y2="2.348cm">
          <text:p/>
        </draw:line>
        <draw:frame draw:style-name="gr8" draw:text-style-name="P7" draw:layer="layout" svg:width="1.778cm" svg:height="0.763cm" svg:x="13.73cm" svg:y="1.23cm">
          <draw:text-box>
            <text:p text:style-name="P6"><text:span text:style-name="T2">index</text:span></text:p>
          </draw:text-box>
        </draw:frame>
        <draw:line draw:style-name="gr9" draw:text-style-name="P8" draw:layer="layout" svg:x1="14.505cm" svg:y1="1.714cm" svg:x2="14.505cm" svg:y2="2.349cm">
          <text:p/>
        </draw:line>
        <draw:frame draw:style-name="gr8" draw:text-style-name="P7" draw:layer="layout" svg:width="1.778cm" svg:height="0.763cm" svg:x="12.73cm" svg:y="3.231cm">
          <draw:text-box>
            <text:p text:style-name="P6"><text:span text:style-name="T2">index</text:span></text:p>
          </draw:text-box>
        </draw:frame>
        <draw:line draw:style-name="gr9" draw:text-style-name="P8" draw:layer="layout" svg:x1="13.505cm" svg:y1="3.715cm" svg:x2="13.505cm" svg:y2="4.35cm">
          <text:p/>
        </draw:line>
        <draw:frame draw:style-name="gr8" draw:text-style-name="P7" draw:layer="layout" svg:width="1.778cm" svg:height="0.763cm" svg:x="2.13cm" svg:y="3.232cm">
          <draw:text-box>
            <text:p text:style-name="P6"><text:span text:style-name="T2">index</text:span></text:p>
          </draw:text-box>
        </draw:frame>
        <draw:line draw:style-name="gr9" draw:text-style-name="P8" draw:layer="layout" svg:x1="2.905cm" svg:y1="3.716cm" svg:x2="2.905cm" svg:y2="4.351cm">
          <text:p/>
        </draw:line>
        <draw:frame draw:style-name="gr8" draw:text-style-name="P7" draw:layer="layout" svg:width="1.778cm" svg:height="0.763cm" svg:x="3.13cm" svg:y="5.233cm">
          <draw:text-box>
            <text:p text:style-name="P6"><text:span text:style-name="T2">index</text:span></text:p>
          </draw:text-box>
        </draw:frame>
        <draw:line draw:style-name="gr9" draw:text-style-name="P8" draw:layer="layout" svg:x1="3.905cm" svg:y1="5.717cm" svg:x2="3.905cm" svg:y2="6.352cm">
          <text:p/>
        </draw:line>
        <draw:frame draw:style-name="gr8" draw:text-style-name="P7" draw:layer="layout" svg:width="1.778cm" svg:height="0.763cm" svg:x="11.73cm" svg:y="5.234cm">
          <draw:text-box>
            <text:p text:style-name="P6"><text:span text:style-name="T2">index</text:span></text:p>
          </draw:text-box>
        </draw:frame>
        <draw:line draw:style-name="gr9" draw:text-style-name="P8" draw:layer="layout" svg:x1="12.505cm" svg:y1="5.718cm" svg:x2="12.505cm" svg:y2="6.353cm">
          <text:p/>
        </draw:line>
        <draw:frame draw:style-name="gr10" draw:text-style-name="P7" draw:layer="layout" svg:width="1.569cm" svg:height="0.763cm" svg:x="2.93cm" svg:y="9.135cm">
          <draw:text-box>
            <text:p text:style-name="P6"><text:span text:style-name="T2">idx1</text:span></text:p>
          </draw:text-box>
        </draw:frame>
        <draw:line draw:style-name="gr9" draw:text-style-name="P8" draw:layer="layout" svg:x1="3.605cm" svg:y1="9.619cm" svg:x2="3.605cm" svg:y2="10.254cm">
          <text:p/>
        </draw:line>
        <draw:frame draw:style-name="gr10" draw:text-style-name="P7" draw:layer="layout" svg:width="1.569cm" svg:height="0.763cm" svg:x="3.631cm" svg:y="9.136cm">
          <draw:text-box>
            <text:p text:style-name="P6"><text:span text:style-name="T2">idx2</text:span></text:p>
          </draw:text-box>
        </draw:frame>
        <draw:line draw:style-name="gr9" draw:text-style-name="P8" draw:layer="layout" svg:x1="4.306cm" svg:y1="9.62cm" svg:x2="4.306cm" svg:y2="10.255cm">
          <text:p/>
        </draw:line>
        <draw:frame draw:style-name="gr10" draw:text-style-name="P7" draw:layer="layout" svg:width="1.569cm" svg:height="0.763cm" svg:x="2.931cm" svg:y="9.136cm">
          <draw:text-box>
            <text:p text:style-name="P6"><text:span text:style-name="T2">idx1</text:span></text:p>
          </draw:text-box>
        </draw:frame>
        <draw:line draw:style-name="gr9" draw:text-style-name="P8" draw:layer="layout" svg:x1="3.606cm" svg:y1="9.62cm" svg:x2="3.606cm" svg:y2="10.255cm">
          <text:p/>
        </draw:line>
        <draw:frame draw:style-name="gr10" draw:text-style-name="P7" draw:layer="layout" svg:width="1.569cm" svg:height="0.763cm" svg:x="2.331cm" svg:y="11.136cm">
          <draw:text-box>
            <text:p text:style-name="P6"><text:span text:style-name="T2">idx1</text:span></text:p>
          </draw:text-box>
        </draw:frame>
        <draw:line draw:style-name="gr9" draw:text-style-name="P8" draw:layer="layout" svg:x1="3.006cm" svg:y1="11.62cm" svg:x2="3.006cm" svg:y2="12.255cm">
          <text:p/>
        </draw:line>
        <draw:frame draw:style-name="gr10" draw:text-style-name="P7" draw:layer="layout" svg:width="1.569cm" svg:height="0.763cm" svg:x="1.332cm" svg:y="13.137cm">
          <draw:text-box>
            <text:p text:style-name="P6"><text:span text:style-name="T2">idx1</text:span></text:p>
          </draw:text-box>
        </draw:frame>
        <draw:line draw:style-name="gr9" draw:text-style-name="P8" draw:layer="layout" svg:x1="2.007cm" svg:y1="13.621cm" svg:x2="2.007cm" svg:y2="14.256cm">
          <text:p/>
        </draw:line>
        <draw:frame draw:style-name="gr10" draw:text-style-name="P7" draw:layer="layout" svg:width="1.569cm" svg:height="0.763cm" svg:x="7.433cm" svg:y="13.138cm">
          <draw:text-box>
            <text:p text:style-name="P6"><text:span text:style-name="T2">idx1</text:span></text:p>
          </draw:text-box>
        </draw:frame>
        <draw:line draw:style-name="gr9" draw:text-style-name="P8" draw:layer="layout" svg:x1="8.108cm" svg:y1="13.622cm" svg:x2="8.108cm" svg:y2="14.257cm">
          <text:p/>
        </draw:line>
        <draw:frame draw:style-name="gr10" draw:text-style-name="P7" draw:layer="layout" svg:width="1.569cm" svg:height="0.763cm" svg:x="8.334cm" svg:y="11.139cm">
          <draw:text-box>
            <text:p text:style-name="P6"><text:span text:style-name="T2">idx1</text:span></text:p>
          </draw:text-box>
        </draw:frame>
        <draw:line draw:style-name="gr9" draw:text-style-name="P8" draw:layer="layout" svg:x1="9.009cm" svg:y1="11.623cm" svg:x2="9.009cm" svg:y2="12.258cm">
          <text:p/>
        </draw:line>
        <draw:frame draw:style-name="gr10" draw:text-style-name="P7" draw:layer="layout" svg:width="1.569cm" svg:height="0.763cm" svg:x="9.335cm" svg:y="9.14cm">
          <draw:text-box>
            <text:p text:style-name="P6"><text:span text:style-name="T2">idx1</text:span></text:p>
          </draw:text-box>
        </draw:frame>
        <draw:line draw:style-name="gr9" draw:text-style-name="P8" draw:layer="layout" svg:x1="10.01cm" svg:y1="9.624cm" svg:x2="10.01cm" svg:y2="10.259cm">
          <text:p/>
        </draw:line>
        <draw:frame draw:style-name="gr10" draw:text-style-name="P7" draw:layer="layout" svg:width="1.569cm" svg:height="0.763cm" svg:x="7.336cm" svg:y="16.541cm">
          <draw:text-box>
            <text:p text:style-name="P6"><text:span text:style-name="T2">idx1</text:span></text:p>
          </draw:text-box>
        </draw:frame>
        <draw:line draw:style-name="gr11" draw:text-style-name="P8" draw:layer="layout" svg:x1="8.011cm" svg:y1="17.025cm" svg:x2="8.011cm" svg:y2="17.66cm">
          <text:p/>
        </draw:line>
        <draw:frame draw:style-name="gr10" draw:text-style-name="P7" draw:layer="layout" svg:width="1.569cm" svg:height="0.763cm" svg:x="8.337cm" svg:y="18.542cm">
          <draw:text-box>
            <text:p text:style-name="P6"><text:span text:style-name="T2">idx1</text:span></text:p>
          </draw:text-box>
        </draw:frame>
        <draw:line draw:style-name="gr9" draw:text-style-name="P8" draw:layer="layout" svg:x1="9.012cm" svg:y1="19.026cm" svg:x2="9.012cm" svg:y2="19.661cm">
          <text:p/>
        </draw:line>
        <draw:frame draw:style-name="gr10" draw:text-style-name="P7" draw:layer="layout" svg:width="1.569cm" svg:height="0.763cm" svg:x="9.338cm" svg:y="20.543cm">
          <draw:text-box>
            <text:p text:style-name="P6"><text:span text:style-name="T2">idx1</text:span></text:p>
          </draw:text-box>
        </draw:frame>
        <draw:line draw:style-name="gr9" draw:text-style-name="P8" draw:layer="layout" svg:x1="10.013cm" svg:y1="21.027cm" svg:x2="10.013cm" svg:y2="21.662cm">
          <text:p/>
        </draw:line>
        <draw:frame draw:style-name="gr10" draw:text-style-name="P7" draw:layer="layout" svg:width="1.569cm" svg:height="0.763cm" svg:x="2.939cm" svg:y="20.544cm">
          <draw:text-box>
            <text:p text:style-name="P6"><text:span text:style-name="T2">idx1</text:span></text:p>
          </draw:text-box>
        </draw:frame>
        <draw:line draw:style-name="gr9" draw:text-style-name="P8" draw:layer="layout" svg:x1="3.614cm" svg:y1="21.028cm" svg:x2="3.614cm" svg:y2="21.663cm">
          <text:p/>
        </draw:line>
        <draw:frame draw:style-name="gr10" draw:text-style-name="P7" draw:layer="layout" svg:width="1.569cm" svg:height="0.763cm" svg:x="2.24cm" svg:y="18.545cm">
          <draw:text-box>
            <text:p text:style-name="P6"><text:span text:style-name="T2">idx1</text:span></text:p>
          </draw:text-box>
        </draw:frame>
        <draw:line draw:style-name="gr9" draw:text-style-name="P8" draw:layer="layout" svg:x1="2.915cm" svg:y1="19.029cm" svg:x2="2.915cm" svg:y2="19.664cm">
          <text:p/>
        </draw:line>
        <draw:frame draw:style-name="gr10" draw:text-style-name="P7" draw:layer="layout" svg:width="1.569cm" svg:height="0.763cm" svg:x="1.241cm" svg:y="16.546cm">
          <draw:text-box>
            <text:p text:style-name="P6"><text:span text:style-name="T2">idx1</text:span></text:p>
          </draw:text-box>
        </draw:frame>
        <draw:line draw:style-name="gr11" draw:text-style-name="P8" draw:layer="layout" svg:x1="1.916cm" svg:y1="17.03cm" svg:x2="1.916cm" svg:y2="17.665cm">
          <text:p/>
        </draw:line>
        <draw:frame draw:style-name="gr10" draw:text-style-name="P7" draw:layer="layout" svg:width="1.569cm" svg:height="0.763cm" svg:x="4.232cm" svg:y="11.137cm">
          <draw:text-box>
            <text:p text:style-name="P6"><text:span text:style-name="T2">idx2</text:span></text:p>
          </draw:text-box>
        </draw:frame>
        <draw:line draw:style-name="gr9" draw:text-style-name="P8" draw:layer="layout" svg:x1="4.907cm" svg:y1="11.621cm" svg:x2="4.907cm" svg:y2="12.256cm">
          <text:p/>
        </draw:line>
        <draw:frame draw:style-name="gr10" draw:text-style-name="P7" draw:layer="layout" svg:width="1.569cm" svg:height="0.763cm" svg:x="5.233cm" svg:y="13.138cm">
          <draw:text-box>
            <text:p text:style-name="P6"><text:span text:style-name="T2">idx2</text:span></text:p>
          </draw:text-box>
        </draw:frame>
        <draw:line draw:style-name="gr9" draw:text-style-name="P8" draw:layer="layout" svg:x1="5.908cm" svg:y1="13.622cm" svg:x2="5.908cm" svg:y2="14.257cm">
          <text:p/>
        </draw:line>
        <draw:frame draw:style-name="gr10" draw:text-style-name="P7" draw:layer="layout" svg:width="1.569cm" svg:height="0.763cm" svg:x="12.334cm" svg:y="13.139cm">
          <draw:text-box>
            <text:p text:style-name="P6"><text:span text:style-name="T2">idx2</text:span></text:p>
          </draw:text-box>
        </draw:frame>
        <draw:line draw:style-name="gr9" draw:text-style-name="P8" draw:layer="layout" svg:x1="13.009cm" svg:y1="13.623cm" svg:x2="13.009cm" svg:y2="14.258cm">
          <text:p/>
        </draw:line>
        <draw:frame draw:style-name="gr10" draw:text-style-name="P7" draw:layer="layout" svg:width="1.569cm" svg:height="0.763cm" svg:x="11.335cm" svg:y="11.14cm">
          <draw:text-box>
            <text:p text:style-name="P6"><text:span text:style-name="T2">idx2</text:span></text:p>
          </draw:text-box>
        </draw:frame>
        <draw:line draw:style-name="gr9" draw:text-style-name="P8" draw:layer="layout" svg:x1="12.01cm" svg:y1="11.624cm" svg:x2="12.01cm" svg:y2="12.259cm">
          <text:p/>
        </draw:line>
        <draw:frame draw:style-name="gr10" draw:text-style-name="P7" draw:layer="layout" svg:width="1.569cm" svg:height="0.763cm" svg:x="10.336cm" svg:y="9.141cm">
          <draw:text-box>
            <text:p text:style-name="P6"><text:span text:style-name="T2">idx2</text:span></text:p>
          </draw:text-box>
        </draw:frame>
        <draw:line draw:style-name="gr9" draw:text-style-name="P8" draw:layer="layout" svg:x1="11.011cm" svg:y1="9.625cm" svg:x2="11.011cm" svg:y2="10.26cm">
          <text:p/>
        </draw:line>
        <draw:frame draw:style-name="gr10" draw:text-style-name="P7" draw:layer="layout" svg:width="1.569cm" svg:height="0.763cm" svg:x="12.336cm" svg:y="16.541cm">
          <draw:text-box>
            <text:p text:style-name="P6"><text:span text:style-name="T2">idx2</text:span></text:p>
          </draw:text-box>
        </draw:frame>
        <draw:line draw:style-name="gr11" draw:text-style-name="P8" draw:layer="layout" svg:x1="13.011cm" svg:y1="17.025cm" svg:x2="13.011cm" svg:y2="17.66cm">
          <text:p/>
        </draw:line>
        <draw:frame draw:style-name="gr10" draw:text-style-name="P7" draw:layer="layout" svg:width="1.569cm" svg:height="0.763cm" svg:x="10.338cm" svg:y="20.543cm">
          <draw:text-box>
            <text:p text:style-name="P6"><text:span text:style-name="T2">idx2</text:span></text:p>
          </draw:text-box>
        </draw:frame>
        <draw:line draw:style-name="gr9" draw:text-style-name="P8" draw:layer="layout" svg:x1="11.013cm" svg:y1="21.027cm" svg:x2="11.013cm" svg:y2="21.662cm">
          <text:p/>
        </draw:line>
        <draw:frame draw:style-name="gr10" draw:text-style-name="P7" draw:layer="layout" svg:width="1.569cm" svg:height="0.763cm" svg:x="11.338cm" svg:y="18.543cm">
          <draw:text-box>
            <text:p text:style-name="P6"><text:span text:style-name="T2">idx2</text:span></text:p>
          </draw:text-box>
        </draw:frame>
        <draw:line draw:style-name="gr9" draw:text-style-name="P8" draw:layer="layout" svg:x1="12.013cm" svg:y1="19.027cm" svg:x2="12.013cm" svg:y2="19.662cm">
          <text:p/>
        </draw:line>
        <draw:frame draw:style-name="gr10" draw:text-style-name="P7" draw:layer="layout" svg:width="1.569cm" svg:height="0.763cm" svg:x="4.238cm" svg:y="18.543cm">
          <draw:text-box>
            <text:p text:style-name="P6"><text:span text:style-name="T2">idx2</text:span></text:p>
          </draw:text-box>
        </draw:frame>
        <draw:line draw:style-name="gr9" draw:text-style-name="P8" draw:layer="layout" svg:x1="4.913cm" svg:y1="19.027cm" svg:x2="4.913cm" svg:y2="19.662cm">
          <text:p/>
        </draw:line>
        <draw:frame draw:style-name="gr10" draw:text-style-name="P7" draw:layer="layout" svg:width="1.569cm" svg:height="0.763cm" svg:x="5.239cm" svg:y="16.544cm">
          <draw:text-box>
            <text:p text:style-name="P6"><text:span text:style-name="T2">idx2</text:span></text:p>
          </draw:text-box>
        </draw:frame>
        <draw:line draw:style-name="gr11" draw:text-style-name="P8" draw:layer="layout" svg:x1="5.914cm" svg:y1="17.028cm" svg:x2="5.914cm" svg:y2="17.663cm">
          <text:p/>
        </draw:line>
        <draw:frame draw:style-name="gr10" draw:text-style-name="P7" draw:layer="layout" svg:width="1.569cm" svg:height="0.763cm" svg:x="3.54cm" svg:y="20.545cm">
          <draw:text-box>
            <text:p text:style-name="P6"><text:span text:style-name="T2">idx2</text:span></text:p>
          </draw:text-box>
        </draw:frame>
        <draw:line draw:style-name="gr9" draw:text-style-name="P8" draw:layer="layout" svg:x1="4.215cm" svg:y1="21.029cm" svg:x2="4.215cm" svg:y2="21.664cm">
          <text:p/>
        </draw:line>
        <draw:frame draw:style-name="gr12" draw:text-style-name="P10" draw:layer="layout" svg:width="9.234cm" svg:height="5.08cm" svg:x="13.991cm" svg:y="10.195cm">
          <draw:text-box>
            <text:p text:style-name="P9"><text:span text:style-name="T2">Base Cases:</text:span></text:p>
            <text:p text:style-name="P9"><text:span text:style-name="T2"><text:s text:c="5"/></text:span><text:span text:style-name="T2">1. array.length == 0</text:span></text:p>
            <text:p text:style-name="P9"><text:span text:style-name="T2"><text:s text:c="5"/></text:span><text:span text:style-name="T2">2. idx1 == 0 &amp;&amp; idx2 == array.length – 1</text:span></text:p>
            <text:p text:style-name="P9"><text:span text:style-name="T2"/></text:p>
            <text:p text:style-name="P9"><text:span text:style-name="T2">Recursive Call:</text:span></text:p>
            <text:p text:style-name="P9"><text:span text:style-name="T2"><text:s text:c="5"/></text:span><text:span text:style-name="T2">method(array, idx1 – 1, idx2 + 1)</text:span></text:p>
            <text:p text:style-name="P9"><text:span text:style-name="T2"/></text:p>
            <text:p text:style-name="P9"><text:span text:style-name="T2"/></text:p>
          </draw:text-box>
        </draw:frame>
        <draw:frame draw:style-name="gr12" draw:text-style-name="P10" draw:layer="layout" svg:width="7.964cm" svg:height="5.08cm" svg:x="13.991cm" svg:y="17.495cm">
          <draw:text-box>
            <text:p text:style-name="P9"><text:span text:style-name="T2">Base Cases:</text:span></text:p>
            <text:p text:style-name="P9"><text:span text:style-name="T2"><text:s text:c="5"/></text:span><text:span text:style-name="T2">1. array.length == 0</text:span></text:p>
            <text:p text:style-name="P9"><text:span text:style-name="T2"><text:s text:c="5"/></text:span><text:span text:style-name="T2">2. idx1 == idx2 || idx1 == idx2 - 1</text:span></text:p>
            <text:p text:style-name="P9"><text:span text:style-name="T2"/></text:p>
            <text:p text:style-name="P9"><text:span text:style-name="T2">Recursive Call:</text:span></text:p>
            <text:p text:style-name="P9"><text:span text:style-name="T2"><text:s text:c="5"/></text:span><text:span text:style-name="T2">method(array, idx1 + 1, idx2 - 1)</text:span></text:p>
            <text:p text:style-name="P9"><text:span text:style-name="T2"/></text:p>
            <text:p text:style-name="P9"><text:span text:style-name="T2"/></text:p>
          </draw:text-box>
        </draw:frame>
        <draw:frame draw:style-name="gr12" draw:text-style-name="P10" draw:layer="layout" svg:width="6.075cm" svg:height="5.08cm" svg:x="15.591cm" svg:y="2.195cm">
          <draw:text-box>
            <text:p text:style-name="P9"><text:span text:style-name="T2">Base Cases:</text:span></text:p>
            <text:p text:style-name="P9"><text:span text:style-name="T2"><text:s text:c="5"/></text:span><text:span text:style-name="T2">1. array.length == 0</text:span></text:p>
            <text:p text:style-name="P9"><text:span text:style-name="T2"><text:s text:c="5"/></text:span><text:span text:style-name="T2">2. index == 0</text:span></text:p>
            <text:p text:style-name="P9"><text:span text:style-name="T2"/></text:p>
            <text:p text:style-name="P9"><text:span text:style-name="T2">Recursive Call:</text:span></text:p>
            <text:p text:style-name="P9"><text:span text:style-name="T2"><text:s text:c="5"/></text:span><text:span text:style-name="T2">method(array, index - 1)</text:span></text:p>
            <text:p text:style-name="P9"><text:span text:style-name="T2"/></text:p>
            <text:p text:style-name="P9"><text:span text:style-name="T2"/></text:p>
          </draw:text-box>
        </draw:frame>
        <draw:frame draw:style-name="gr13" draw:text-style-name="P10" draw:layer="layout" svg:width="6.684cm" svg:height="5.371cm" svg:x="4.492cm" svg:y="2.195cm">
          <draw:text-box>
            <text:p text:style-name="P9"><text:span text:style-name="T2">Base Cases:</text:span></text:p>
            <text:p text:style-name="P9"><text:span text:style-name="T2"><text:s text:c="5"/></text:span><text:span text:style-name="T2">1. array.length == 0</text:span></text:p>
            <text:p text:style-name="P9"><text:span text:style-name="T2"><text:s text:c="5"/></text:span><text:span text:style-name="T2">2. index == array.length - 1</text:span></text:p>
            <text:p text:style-name="P9"><text:span text:style-name="T2"/></text:p>
            <text:p text:style-name="P9"><text:span text:style-name="T2">Recursive Call:</text:span></text:p>
            <text:p text:style-name="P9"><text:span text:style-name="T2"><text:s text:c="5"/></text:span><text:span text:style-name="T2">method(array, index + 1)</text:span></text:p>
            <text:p text:style-name="P9"><text:span text:style-name="T2"/></text:p>
            <text:p text:style-name="P9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368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2T00:30:18.460110832</meta:creation-date>
    <dc:date>2015-08-02T00:57:59.882855657</dc:date>
    <meta:editing-duration>PT10M11S</meta:editing-duration>
    <meta:editing-cycles>1</meta:editing-cycles>
    <meta:document-statistic meta:object-count="154"/>
    <meta:generator>LibreOffice/4.4.2.2$Linux_X86_64 LibreOffice_project/40m0$Build-2</meta:generator>
  </office:meta>
</office:document-meta>
</file>